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b9443" officeooo:paragraph-rsid="000b9443" style:font-size-asian="10pt" style:font-size-complex="10pt"/>
    </style:style>
    <style:style style:name="P2" style:family="paragraph" style:parent-style-name="Standard">
      <style:text-properties fo:font-size="12pt" officeooo:rsid="000b9443" officeooo:paragraph-rsid="000b9443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b9443" officeooo:paragraph-rsid="000b9443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nclude &lt;stdio.h&gt;</text:p>
      <text:p text:style-name="P2">#define MAX_TEMP (70.0)</text:p>
      <text:p text:style-name="P2">#define MIN_TEMP (66.0)</text:p>
      <text:p text:style-name="P2">#define CHATTER_LIMIT (2)</text:p>
      <text:p text:style-name="P2"/>
      <text:p text:style-name="P2">#define NO_HEAT 1</text:p>
      <text:p text:style-name="P2">#define NORMAL_HEAT 2</text:p>
      <text:p text:style-name="P2">#define FAST_HEAT 3</text:p>
      <text:p text:style-name="P2"/>
      <text:p text:style-name="P2">int controller(double room_temp){</text:p>
      <text:p text:style-name="P2"><text:tab/>static int on_ctr, off_ctr, chatter_detect_ctr;</text:p>
      <text:p text:style-name="P2"><text:tab/>static int previous_command, command, u;</text:p>
      <text:p text:style-name="P2"/>
      <text:p text:style-name="P2"><text:tab/>if (room_temp &gt;= MIN_TEMP &amp;&amp; room_temp &lt; MAX_TEMP)</text:p>
      <text:p text:style-name="P2"><text:tab/><text:tab/>command = NORMAL_HEAT;</text:p>
      <text:p text:style-name="P2"><text:tab/>else if (room_temp &gt;= MAX_TEMP)</text:p>
      <text:p text:style-name="P2"><text:tab/><text:tab/>command = NO_HEAT;</text:p>
      <text:p text:style-name="P2"><text:tab/>else if (room_temp &lt; MIN_TEMP)</text:p>
      <text:p text:style-name="P2"><text:tab/><text:tab/>command = FAST_HEAT;</text:p>
      <text:p text:style-name="P2"><text:tab/>else </text:p>
      <text:p text:style-name="P2"><text:tab/><text:tab/>command = previous_command;</text:p>
      <text:p text:style-name="P2"/>
      <text:p text:style-name="P2"><text:tab/>if (off_ctr &gt;= 5 || on_ctr &gt;= 5)</text:p>
      <text:p text:style-name="P2"><text:tab/><text:tab/>chatter_detect_ctr=0;</text:p>
      <text:p text:style-name="P2"/>
      <text:p text:style-name="P2"><text:tab/>if (command != previous_command)</text:p>
      <text:p text:style-name="P2"><text:tab/><text:tab/>chatter_detect_ctr++;</text:p>
      <text:p text:style-name="P2"/>
      <text:p text:style-name="P2"><text:tab/>if (chatter_detect_ctr &gt; CHATTER_LIMIT)</text:p>
      <text:p text:style-name="P2"><text:tab/><text:tab/>command = previous_command;</text:p>
      <text:p text:style-name="P2"/>
      <text:p text:style-name="P2"><text:tab/>if (command == NO_HEAT){</text:p>
      <text:p text:style-name="P2"><text:tab/><text:tab/>on_ctr=0;<text:tab/></text:p>
      <text:p text:style-name="P2"><text:tab/><text:tab/>off_ctr++;</text:p>
      <text:p text:style-name="P2"><text:tab/>} else {</text:p>
      <text:p text:style-name="P2"><text:tab/><text:tab/>on_ctr++;</text:p>
      <text:p text:style-name="P2"><text:tab/><text:tab/>off_ctr=0;</text:p>
      <text:p text:style-name="P2"><text:tab/>}</text:p>
      <text:p text:style-name="P2"/>
      <text:p text:style-name="P2"><text:tab/>if (command==NO_HEAT) </text:p>
      <text:p text:style-name="P2"><text:tab/><text:tab/>u = 20;</text:p>
      <text:p text:style-name="P2"><text:tab/>if (command==FAST_HEAT) </text:p>
      <text:p text:style-name="P2"><text:tab/><text:tab/>u = 100;</text:p>
      <text:p text:style-name="P2"><text:tab/>if (command==NORMAL_HEAT) </text:p>
      <text:p text:style-name="P2"><text:tab/><text:tab/>u = 70;</text:p>
      <text:p text:style-name="P2"/>
      <text:p text:style-name="P2"><text:tab/>return u;</text:p>
      <text:p text:style-name="P2">}</text:p>
      <text:p text:style-name="P2"/>
      <text:p text:style-name="P3">=========== End of the Controller Program ===========</text:p>
      <text:p text:style-name="P1"/>
      <text:p text:style-name="P1"/>
      <text:p text:style-name="P1"/>
      <text:p text:style-name="P1"><text:soft-page-break/>/*----Control Variables-------SSA/SMT Variables ------------*/</text:p>
      <text:p text:style-name="P1">/*----------------------------------------------------------*/</text:p>
      <text:p text:style-name="P1"><text:tab/>on_ctr<text:tab/><text:tab/><text:tab/></text:p>
      <text:p text:style-name="P1"><text:tab/>off_ctr</text:p>
      <text:p text:style-name="P1"><text:tab/>chatter_ctr</text:p>
      <text:p text:style-name="P1"><text:tab/>cmd<text:tab/><text:tab/><text:tab/>cmd_k_i</text:p>
      <text:p text:style-name="P1"><text:tab/>u</text:p>
      <text:p text:style-name="P1">/*----State Variables-------SSA/SMT Variables ------------*/</text:p>
      <text:p text:style-name="P1">/*----------------------------------------------------------*/</text:p>
      <text:p text:style-name="P1"><text:tab/>room_temp</text:p>
      <text:p text:style-name="P1">/*------------------- Part - 1 -----------------------*/</text:p>
      <text:p text:style-name="P1">/*------------ of Original Control Program -----------*/</text:p>
      <text:p text:style-name="P1"/>
      <text:p text:style-name="P1">if(room_temp &gt;= MED_TEMP &amp;&amp; room_temp &lt; MAX_TEMP)</text:p>
      <text:p text:style-name="P1"><text:s text:c="4"/>command_to_heater = 2;</text:p>
      <text:p text:style-name="P1">else if(room_temp &gt;= MAX_TEMP)</text:p>
      <text:p text:style-name="P1"><text:s text:c="4"/>command_to_heater = 0;</text:p>
      <text:p text:style-name="P1">else if(room_temp &lt; MED_TEMP)</text:p>
      <text:p text:style-name="P1"><text:s text:c="6"/>command_to_heater = 1;</text:p>
      <text:p text:style-name="P1">else</text:p>
      <text:p text:style-name="P1"><text:s text:c="4"/>command_to_heater = previous_command_to_heater;</text:p>
      <text:p text:style-name="P1"><text:s text:c="4"/></text:p>
      <text:p text:style-name="P1">/*------------------- SSA Conversion of Original Control Program ------------*/</text:p>
      <text:p text:style-name="P1"><text:s text:c="3"/></text:p>
      <text:p text:style-name="P1">command_to_heater_0_1 = (room_temp_0_t &gt;= MED_TEMP &amp;&amp; room_temp_0_t &lt; MAX_TEMP) ?</text:p>
      <text:p text:style-name="P1"><text:tab/><text:tab/><text:tab/>2 : ( (room_temp_0_t &gt;= MAX_TEMP) ?</text:p>
      <text:p text:style-name="P1"><text:tab/><text:tab/><text:tab/>0 : ( (room_temp_0_t &lt; MED_TEMP) ?</text:p>
      <text:p text:style-name="P1"><text:tab/><text:tab/><text:tab/>1 : command_to_heater_0_0) )<text:tab/><text:tab/><text:tab/></text:p>
      <text:p text:style-name="P1">/*------------------- SMT Conversion-----------*/<text:tab/></text:p>
      <text:p text:style-name="P1"><text:tab/><text:tab/></text:p>
      <text:p text:style-name="P1">(ite (and (&gt;= room_temp_0_t 66.00) (&lt; room_temp_0_t 70.00)) (= command_to_heater_0_1 2)</text:p>
      <text:p text:style-name="P1"><text:s/>((ite (&gt;= room_temp_0_t 70.00) (= command_to_heater_0_1 0)</text:p>
      <text:p text:style-name="P1"><text:s/>((ite (&lt; room_temp_0_t 66.00) (= command_to_heater_0_1 1)</text:p>
      <text:p text:style-name="P1"><text:s/>(= command_to_heater_0_1 command_to_heater_0_0))))))<text:tab/> </text:p>
      <text:p text:style-name="P1">/*-----------------------------------------------------*/ <text:s text:c="3"/></text:p>
      <text:p text:style-name="P1"><text:tab/><text:tab/><text:tab/></text:p>
      <text:p text:style-name="P1">/*------------------- Part - 2 -----------------------*/</text:p>
      <text:p text:style-name="P1">/*------------ of Original Control Program ------------*/</text:p>
      <text:p text:style-name="P1"/>
      <text:p text:style-name="P1">if(off_counter &gt;= 5 || on_counter &gt;= 5)</text:p>
      <text:p text:style-name="P1"><text:s text:c="4"/>chatter_detect = 0;</text:p>
      <text:p text:style-name="P1"/>
      <text:p text:style-name="P1">if(command_to_heater != previous_command_to_heater)</text:p>
      <text:p text:style-name="P1"><text:s text:c="4"/>chatter_detect++;</text:p>
      <text:p text:style-name="P1"/>
      <text:p text:style-name="P1">if(chatter_detect &gt; chatter_limit)</text:p>
      <text:p text:style-name="P1"><text:s text:c="4"/>command_to_heater = previous_command_to_heater;</text:p>
      <text:p text:style-name="P1"><text:s text:c="4"/></text:p>
      <text:p text:style-name="P1">/*------------------- SSA Conversion of Original Control Program -----------------*/</text:p>
      <text:p text:style-name="P1"><text:s text:c="3"/></text:p>
      <text:p text:style-name="P1">chatter_detect_0_1 = <text:tab/>(off_counter_0_0 &gt;= 5 || on_counter_0_0 &gt;= 5) ? </text:p>
      <text:p text:style-name="P1"><text:s text:c="4"/><text:tab/><text:tab/><text:tab/>0 : chatter_detect_0_0 <text:s text:c="3"/></text:p>
      <text:p text:style-name="P1"/>
      <text:p text:style-name="P1">chatter_detect_0_2 = <text:tab/>(command_to_heater_0_1 != command_to_heater_0_0) ? </text:p>
      <text:p text:style-name="P1"><text:s text:c="4"/><text:tab/><text:tab/><text:tab/>(chatter_detect_0_1 + 1) : chatter_detect_0_1 <text:s text:c="7"/></text:p>
      <text:p text:style-name="P1"/>
      <text:p text:style-name="P1">command_to_heater_0_2 = (chatter_detect_0_2 &gt; chatter_limit) ?</text:p>
      <text:p text:style-name="P1"><text:tab/><text:tab/><text:tab/>command_to_heater_0_0 : command_to_heater_0_1</text:p>
      <text:p text:style-name="P1">/*----------------------------------------------------------*/ <text:s text:c="3"/><text:tab/><text:tab/><text:tab/></text:p>
      <text:p text:style-name="P1">/*------------------- SMT Conversion -----------------*/ <text:s text:c="3"/></text:p>
      <text:p text:style-name="P1">(ite (or (&gt;= off_counter_0_0 5) (&gt;= on_counter_0_0 5)</text:p>
      <text:p text:style-name="P1"><text:s/>(= chatter_detect_0_1 0)</text:p>
      <text:p text:style-name="P1"><text:s/>(= chatter_detect_0_1 chatter_detect_0_0)))</text:p>
      <text:p text:style-name="P1"><text:soft-page-break/></text:p>
      <text:p text:style-name="P1">(ite (or (&gt; command_to_heater_0_1 command_to_heater_0_0) </text:p>
      <text:p text:style-name="P1"><text:s/>(&lt; command_to_heater_0_1 command_to_heater_0_0))</text:p>
      <text:p text:style-name="P1"><text:s/>(= chatter_detect_0_2 (chatter_detect_0_1 + 1) )</text:p>
      <text:p text:style-name="P1"><text:s/>(= chatter_detect_0_2 chatter_detect_0_1 ) )</text:p>
      <text:p text:style-name="P1"/>
      <text:p text:style-name="P1">(ite (&gt; chatter_detect_0_2 2)</text:p>
      <text:p text:style-name="P1"><text:s/>(= command_to_heater_0_2 command_to_heater_0_0)</text:p>
      <text:p text:style-name="P1"><text:s/>(= command_to_heater_0_2 command_to_heater_0_1)) </text:p>
      <text:p text:style-name="P1">/*----------------------------------------------------------*/ <text:s text:c="3"/><text:tab/><text:tab/><text:tab/></text:p>
      <text:p text:style-name="P1"/>
      <text:p text:style-name="P1">/*------------------- Part - 3 -----------------------*/</text:p>
      <text:p text:style-name="P1">/*------------ of Original Control Program ------------*/</text:p>
      <text:p text:style-name="P1">if(command_to_heater == 0)</text:p>
      <text:p text:style-name="P1"><text:s text:c="2"/>{</text:p>
      <text:p text:style-name="P1"><text:s text:c="4"/>on_counter = 0;</text:p>
      <text:p text:style-name="P1"><text:s text:c="4"/>off_counter++;</text:p>
      <text:p text:style-name="P1"><text:s text:c="2"/>}</text:p>
      <text:p text:style-name="P1"><text:s text:c="2"/>else</text:p>
      <text:p text:style-name="P1"><text:s text:c="2"/>{</text:p>
      <text:p text:style-name="P1"><text:s text:c="4"/>on_counter++;</text:p>
      <text:p text:style-name="P1"><text:s text:c="4"/>off_counter = 0;</text:p>
      <text:p text:style-name="P1">}</text:p>
      <text:p text:style-name="P1">/*------------------- SSA Conversion of Original Control Program -----------------*/</text:p>
      <text:p text:style-name="P1">on_counter_0_1 = (command_to_heater_0_2 == 0) ?</text:p>
      <text:p text:style-name="P1"><text:tab/><text:tab/> 0 : (on_counter_0_0 + 1)</text:p>
      <text:p text:style-name="P1"><text:tab/><text:tab/> </text:p>
      <text:p text:style-name="P1">off_counter_0_1 = (command_to_heater_0_2 == 0) ?</text:p>
      <text:p text:style-name="P1"><text:tab/><text:tab/> <text:s/>(off_counter_0_0 + 1) : 0</text:p>
      <text:p text:style-name="P1">/*------------------- SMT Conversion -----------------------*/</text:p>
      <text:p text:style-name="P1">(ite (= command_to_heater_0_2 0)</text:p>
      <text:p text:style-name="P1"><text:s/>(and (= on_counter_0_1 0)</text:p>
      <text:p text:style-name="P1"><text:s/>(= off_counter_0_1 (+ off_counter_0_0 1)))</text:p>
      <text:p text:style-name="P1"><text:s/>(and (= on_counter_0_1 (+ on_counter_0_0 1))</text:p>
      <text:p text:style-name="P1"><text:s/>(= off_counter_0_1 0)))</text:p>
      <text:p text:style-name="P1"/>
      <text:p text:style-name="P1">/*------------------- Part - 4 -----------------------*/</text:p>
      <text:p text:style-name="P1">/*------------ of Original Control Program ------------*/</text:p>
      <text:p text:style-name="P1">if(command_to_heater == No_Heat) <text:tab/><text:tab/>u = 20;</text:p>
      <text:p text:style-name="P1">else if(command_to_heater == Fast_Heat) <text:tab/><text:tab/>u = 100;</text:p>
      <text:p text:style-name="P1">else if(command_to_heater == Normal_Heat) <text:tab/>u = 70;</text:p>
      <text:p text:style-name="P1">else <text:tab/> u = u; //No change </text:p>
      <text:p text:style-name="P1">/*----------------------------------------------------------*/ <text:s/></text:p>
      <text:p text:style-name="P1">/*------------------- SSA Conversion of Original Control Program -----------------*/</text:p>
      <text:p text:style-name="P1">u_0_1 = (command_to_heater_0_2 == 0) ? </text:p>
      <text:p text:style-name="P1"><text:tab/>20 : ((command_to_heater_0_2 == 1) ?</text:p>
      <text:p text:style-name="P1"><text:tab/>100 : (command_to_heater_0_2 == 2) ?</text:p>
      <text:p text:style-name="P1"><text:tab/>70 : u_0_0 ) <text:tab/><text:tab/><text:tab/></text:p>
      <text:p text:style-name="P1">/*------------------- SMT Conversion -----------------*/</text:p>
      <text:p text:style-name="P1">(ite (= command_to_heater_0_2 0)</text:p>
      <text:p text:style-name="P1"><text:s/>(= u_0_1 20) </text:p>
      <text:p text:style-name="P1"><text:s/>(ite (= command_to_heater_0_2 1) </text:p>
      <text:p text:style-name="P1"><text:s/>(= u_0_1 100) </text:p>
      <text:p text:style-name="P1"><text:s/>(ite (= command_to_heater_0_2 2) </text:p>
      <text:p text:style-name="P1"><text:s/>(= u_0_1 70) </text:p>
      <text:p text:style-name="P1"><text:s/>(= u_0_1 u_0_0))))</text:p>
      <text:p text:style-name="P1"><text:s/>/*------------------- SMT Assignments -----------------------*/</text:p>
      <text:p text:style-name="P1">(= command_to_heater_1_0 command_to_heater_0_2) (= off_counter_1_0 off_counter_0_1) (= on_counter_1_0 on_counter_0_1) (= u_1_0 u_0_1)</text:p>
      <text:p text:style-name="P1"><text:s/>/*----------------------------------------------------------*/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03:52.588453241</meta:creation-date>
    <dc:date>2018-05-08T16:14:55.105401104</dc:date>
    <meta:editing-duration>PT11M2S</meta:editing-duration>
    <meta:editing-cycles>1</meta:editing-cycles>
    <meta:document-statistic meta:table-count="0" meta:image-count="0" meta:object-count="0" meta:page-count="3" meta:paragraph-count="152" meta:word-count="593" meta:character-count="5376" meta:non-whitespace-character-count="4696"/>
    <meta:generator>LibreOffice/5.1.6.2$Linux_X86_64 LibreOffice_project/10m0$Build-2</meta:generator>
  </office:meta>
</office:document-meta>
</file>